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75aa" officeooo:paragraph-rsid="001975a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975aa" officeooo:paragraph-rsid="001975a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975aa" officeooo:paragraph-rsid="001975a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975aa" officeooo:paragraph-rsid="001975a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46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sur le livre scripting SHELL</text:p>
      <text:p text:style-name="P1"/>
      <text:p text:style-name="P2">Exercice 2.1:</text:p>
      <text:p text:style-name="P4"/>
      <text:p text:style-name="P4"><text:tab/>./initialise_et_affiche.sh<text:tab/><text:tab/></text:p>
      <text:p text:style-name="P4"><text:tab/>2007</text:p>
      <text:p text:style-name="P4"><text:tab/>echo $ma_variable<text:tab/><text:tab/>La Variable n'est pas affiché avec <text:span text:style-name="T1">echo</text:span> car l’exécution de initialise_et_affiche.sh avec ./ execute dans un nouveau processus .</text:p>
      <text:p text:style-name="P4"/>
      <text:p text:style-name="P3">Alors <text:s/>que avec : </text:p>
      <text:p text:style-name="P4"><text:tab/>. initialise_et_affiche.sh <text:tab/><text:span text:style-name="T2">Ici ont peut remplacer le . Par source </text:span></text:p>
      <text:p text:style-name="P4"><text:tab/>2007</text:p>
      <text:p text:style-name="P4"><text:tab/>echo $ma_variable </text:p>
      <text:p text:style-name="P4"><text:tab/>2007 <text:tab/><text:tab/><text:tab/><text:tab/>Donne en résultat l'affichage de la variable 200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6:43:14.049839230</meta:creation-date>
    <dc:date>2016-05-20T16:49:51.971612603</dc:date>
    <meta:editing-duration>PT3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57" meta:character-count="402" meta:non-whitespace-character-count="334"/>
  </office:meta>
</office:document-meta>
</file>